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in" loext:contextual-spacing="true"/>
    </style:style>
    <style:style style:name="P2" style:family="paragraph" style:parent-style-name="List_20_Paragraph" style:list-style-name="WWNum3">
      <style:paragraph-properties fo:margin-top="0in" fo:margin-bottom="0in" loext:contextual-spacing="true"/>
    </style:style>
    <style:style style:name="P3" style:family="paragraph" style:parent-style-name="List_20_Paragraph" style:list-style-name="WWNum4">
      <style:paragraph-properties fo:margin-top="0in" fo:margin-bottom="0in" loext:contextual-spacing="true"/>
    </style:style>
    <style:style style:name="P4" style:family="paragraph" style:parent-style-name="Standard">
      <style:paragraph-properties fo:margin-left="0.5909in" fo:margin-right="0in" fo:margin-top="0in" fo:margin-bottom="0in" loext:contextual-spacing="false" fo:text-indent="0in" style:auto-text-indent="false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mfrage:</text:p>
      <text:p text:style-name="Standard"/>
      <text:list xml:id="list2656347502" text:style-name="WWNum3">
        <text:list-item>
          <text:p text:style-name="P2">Benutzen Sie den Service des Onlinehandels?</text:p>
        </text:list-item>
      </text:list>
      <text:p text:style-name="P4">Ja </text:p>
      <text:p text:style-name="P4">Nein</text:p>
      <text:p text:style-name="P1"/>
      <text:list xml:id="list201139068054244" text:continue-numbering="true" text:style-name="WWNum3">
        <text:list-item>
          <text:p text:style-name="P2">Welche Erfahrungen haben Sie mit Onlinehandel gemacht?</text:p>
        </text:list-item>
      </text:list>
      <text:p text:style-name="P4">Gute</text:p>
      <text:p text:style-name="P4">Schlechte</text:p>
      <text:p text:style-name="P4">Keine</text:p>
      <text:p text:style-name="P1"/>
      <text:list xml:id="list201141129709345" text:continue-numbering="true" text:style-name="WWNum3">
        <text:list-item>
          <text:p text:style-name="P2">Ist das Kaufangebot in Schleusingen ausreichend?</text:p>
        </text:list-item>
      </text:list>
      <text:p text:style-name="P4">Ja</text:p>
      <text:p text:style-name="P4">Nein, evtl. warum?</text:p>
      <text:p text:style-name="P5"/>
      <text:list xml:id="list201139868580189" text:continue-numbering="true" text:style-name="WWNum3">
        <text:list-item>
          <text:p text:style-name="P2">Was für Kaufmöglichkeiten wünschen Sie sich für Onlinehandel?</text:p>
        </text:list-item>
      </text:list>
      <text:p text:style-name="P5"/>
      <text:list xml:id="list201139111245182" text:continue-numbering="true" text:style-name="WWNum3">
        <text:list-item>
          <text:p text:style-name="P2">Was für Kaufmöglichkeiten wünschen Sie sich für die Stadt?</text:p>
        </text:list-item>
      </text:list>
      <text:p text:style-name="P5"/>
      <text:list xml:id="list201140949618453" text:continue-numbering="true" text:style-name="WWNum3">
        <text:list-item>
          <text:p text:style-name="P2">Sehen Sie irgendwelche Probleme mit Onlinehandel?</text:p>
        </text:list-item>
      </text:list>
      <text:p text:style-name="P5"/>
      <text:list xml:id="list201140979741094" text:continue-numbering="true" text:style-name="WWNum3">
        <text:list-item>
          <text:p text:style-name="P2">Für was Nutzen Sie Onlinehandel am meisten?</text:p>
        </text:list-item>
      </text:list>
      <text:p text:style-name="P4">Nahrung </text:p>
      <text:p text:style-name="P4">Technik</text:p>
      <text:p text:style-name="P4">Anderes, was?</text:p>
      <text:p text:style-name="P5"/>
      <text:list xml:id="list1936686365" text:style-name="WWNum4">
        <text:list-item>
          <text:p text:style-name="P3">Kaufen Sie noch selber ein?</text:p>
        </text:list-item>
      </text:list>
      <text:p text:style-name="P5"/>
      <text:list xml:id="list201140750649665" text:continue-numbering="true" text:style-name="WWNum4">
        <text:list-item>
          <text:p text:style-name="P3">Weichen Sie beim Einkaufen aufgrund des geringen Angebotes auf andere Städte in der Umgebung aus?</text:p>
        </text:list-item>
      </text:list>
      <text:p text:style-name="P4">Ja, wohin? </text:p>
      <text:p text:style-name="P4">Nein</text:p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1"/>
      <text:p text:style-name="List_20_Paragraph"/>
      <text:p text:style-name="List_20_Paragraph"/>
      <text:p text:style-name="Standard"/>
      <text:p text:style-name="List_20_Paragraph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 Traut</meta:initial-creator>
    <dc:creator>Chris Traut</dc:creator>
    <meta:editing-cycles>2</meta:editing-cycles>
    <meta:creation-date>2020-04-20T17:24:00</meta:creation-date>
    <dc:date>2020-05-24T17:30:00</dc:date>
    <meta:editing-duration>P0D</meta:editing-duration>
    <meta:generator>LibreOffice/6.3.6.2$Linux_X86_64 LibreOffice_project/30$Build-2</meta:generator>
    <meta:document-statistic meta:table-count="0" meta:image-count="0" meta:object-count="0" meta:page-count="1" meta:paragraph-count="23" meta:word-count="95" meta:character-count="586" meta:non-whitespace-character-count="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